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3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5"/>
    <style:style style:name="P14" style:family="paragraph" style:parent-style-name="Standard" style:list-style-name="L5"/>
    <style:style style:name="P15" style:family="paragraph" style:parent-style-name="Standard" style:list-style-name="L5"/>
    <style:style style:name="P16" style:family="paragraph" style:parent-style-name="Standard" style:list-style-name="L5"/>
    <style:style style:name="P17" style:family="paragraph" style:parent-style-name="Standard" style:list-style-name="L5"/>
    <style:style style:name="P18" style:family="paragraph" style:parent-style-name="Standard" style:list-style-name="L5"/>
    <style:style style:name="P19" style:family="paragraph" style:parent-style-name="Standard" style:list-style-name="L5"/>
    <style:style style:name="P20" style:family="paragraph" style:parent-style-name="Standard" style:list-style-name="L5"/>
    <style:style style:name="P21" style:family="paragraph" style:parent-style-name="Standard" style:list-style-name="L5"/>
    <style:style style:name="P22" style:family="paragraph" style:parent-style-name="Standard" style:list-style-name="L2"/>
    <style:style style:name="P23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lação de Produtos Relacionados Como de Interesse do Projeto Coruja</text:h>
      <text:p text:style-name="Standard"/>
      <text:list text:style-name="L1">
        <text:list-item>
          <text:p text:style-name="P1">TCC Sistema Acadêmico</text:p>
          <text:p text:style-name="P1">Ano: 2005</text:p>
          <text:p text:style-name="P1">Autores: José Luciano, Fernando de Oliveira Coelho e Juliana de Carvalho Gonçalves</text:p>
          <text:p text:style-name="P1">Situação: em produção, utilizado pela Patrícia, em apoio ao Horácio;</text:p>
        </text:list-item>
      </text:list>
      <text:p text:style-name="Standard"/>
      <text:list text:style-name="L2">
        <text:list-item>
          <text:p text:style-name="P5">TCC Diário On-Line (2006)</text:p>
        </text:list-item>
      </text:list>
      <text:list text:style-name="L1">
        <text:list-header>
          <text:p text:style-name="P1">Autores: Viviany, Renata e Ana</text:p>
        </text:list-header>
      </text:list>
      <text:list text:style-name="L2">
        <text:list-header>
          <text:p text:style-name="P5">Orientadores: M.Campos e M.Belo</text:p>
          <text:p text:style-name="P5">Situação: sem uso. Documentação de Projeto TCC arquivado na biblioteca;</text:p>
        </text:list-header>
      </text:list>
      <text:p text:style-name="Standard"/>
      <text:list text:style-name="L3">
        <text:list-item>
          <text:p text:style-name="P7">TCC Base Integrada (2006)</text:p>
          <text:p text:style-name="P7">Orientador: M.Campos;</text:p>
          <text:p text:style-name="P7">Situação: sem uso. Documentação de Projeto Tcc arquivado na biblioteca;</text:p>
        </text:list-item>
      </text:list>
      <text:p text:style-name="Standard"/>
      <text:list text:style-name="L4">
        <text:list-item>
          <text:p text:style-name="P10">TCC Inscrição On-Line (2007) </text:p>
          <text:p text:style-name="P10">Orientador: Monteiro;</text:p>
        </text:list-item>
      </text:list>
      <text:p text:style-name="Standard"/>
      <text:list text:style-name="L5">
        <text:list-item>
          <text:p text:style-name="P12">Análise do Sistema Acadêmico</text:p>
          <text:p text:style-name="P12">Professor Horácio;</text:p>
          <text:p text:style-name="P12"/>
        </text:list-item>
        <text:list-item>
          <text:p text:style-name="P12">SGC-AE -Sistema de Gestão de Conhecimento em Ambientes Educacionais (2007)</text:p>
          <text:p text:style-name="P12">Orientador: Ronaldo Goldschmidt</text:p>
          <text:p text:style-name="P12"/>
        </text:list-item>
        <text:list-item>
          <text:p text:style-name="P12">Sistema de Apoio à Eventos (2007)</text:p>
          <text:p text:style-name="P12">Orientador: ?</text:p>
          <text:p text:style-name="P12">Autores: Bárbara e Noemi</text:p>
        </text:list-item>
      </text:list>
      <text:p text:style-name="Standard"/>
      <text:list text:style-name="L5">
        <text:list-item text:start-value="1">
          <text:p text:style-name="P12">Levantamento de Processos Institucionai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3$Win32 OpenOffice.org_project/680m9$Build-9238</meta:generator>
    <meta:initial-creator>Marcio Belo</meta:initial-creator>
    <meta:creation-date>2007-12-03T15:26:59</meta:creation-date>
    <dc:creator>Marcio Belo</dc:creator>
    <dc:date>2008-02-29T21:10:02</dc:date>
    <meta:editing-cycles>5</meta:editing-cycles>
    <meta:editing-duration>PT41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119" meta:character-count="833"/>
  </office:meta>
</office:document-meta>
</file>